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21-2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HORAM, JUDAH'S FIFTH RULER (21:1-2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HORAM, JUDAH'S FIFTH RULER (21:1-2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horam's perversions (21:1-7, 1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horam's perversions (21:1-7, 11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slaughter (21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spouse (21:5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is shrines (21:11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JEHORAM, JUDAH'S FIFTH RULER (21:1-20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Jehoram's perversions (21:1-7, 1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Jehoram's punishment (21:8-10, 12-20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-title-Title-Slide" presentation:presentation-page-layout-name="Master1-PPL1" draw:id="Slide-260">
        <draw:frame draw:id="id91" presentation:style-name="a487" draw:name="Title 1" svg:x="1.38in" svg:y="0.83in" svg:width="10.3in" svg:height="4.42in" presentation:class="title" presentation:placeholder="false">
          <draw:text-box>
            <text:p text:style-name="a486" text:class-names="" text:cond-style-name=""><text:span text:style-name="a484" text:class-names=""><text:s text:c="1"/>Jehoram's punishment (21:8-10, 12-20)<text:s text:c="1"/></text:span><text:span text:style-name="a485" text:class-names=""/></text:p>
          </draw:text-box>
          <svg:title/>
          <svg:desc/>
        </draw:frame>
        <draw:frame draw:id="id92" presentation:style-name="a492" draw:name="Subtitle 2" svg:x="1.38in" svg:y="5.25in" svg:width="10.3in" svg:height="1.85in" presentation:class="subtitle" presentation:placeholder="false">
          <draw:text-box>
            <text:p text:style-name="a489" text:class-names="" text:cond-style-name=""><text:span text:style-name="a488" text:class-names=""><text:s text:c="1"/>Wars with other people (21:8-10, 16-17)<text:s text:c="1"/></text:span></text:p>
            <text:p text:style-name="a491" text:class-names="" text:cond-style-name=""><text:span text:style-name="a490" text:class-names=""/></text:p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Wars with other people (21:8-10, 16-17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insurrections (21:8-10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invasions (21:16-17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Jehoram's punishment (21:8-10, 12-20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Wars with other people (21:8-10, 16-17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Words from one prophet (21:12-15, 18-20): Elijah writes Jehoram a letter prophesying the king's destruction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Words from one prophet (21:12-15, 18-20): Elijah writes Jehoram a letter prophesying the king's destruction.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As foretold (21:12-1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As fulfilled (21:18-2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Jehoram's punishment (21:8-10, 12-20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Wars with other people (21:8-10, 16-17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Words from one prophet (21:12-15, 18-20): Elijah writes Jehoram a letter prophesying the king's destruction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JEHORAM, JUDAH'S FIFTH RULER (21:1-20):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Jehoram's perversions (21:1-7, 11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Jehoram's punishment (21:8-10, 12-20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2 CHRONICLES 21-23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JEHORAM, JUDAH'S FIFTH RULER (21:1-20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AHAZIAH, JUDAH'S SIXTH RULER (22:1-9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AHAZIAH, JUDAH'S SIXTH RULER (22:1-9):<text:s text:c="1"/>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Ahaziah's apostasy (22:1-6)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Ahaziah's apostasy (22:1-6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evil advice (22:1-3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evil alliance (22:4-6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AHAZIAH, JUDAH'S SIXTH RULER (22:1-9):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Ahaziah's apostasy (22:1-6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Ahaziah's assassination (22:7-9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2 CHRONICLES 21-23<text:s text:c="1"/></text:span><text:span text:style-name="a625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JEHORAM, JUDAH'S FIFTH RULER (21:1-20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AHAZIAH, JUDAH'S SIXTH RULER (22:1-9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ATHALIAH, JUDAH'S SEVENTH RULER (22:10-23:21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2-tx-Title-and-Text" presentation:presentation-page-layout-name="Master1-PPL12" draw:id="Slide-271">
        <draw:frame draw:id="id113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ATHALIAH, JUDAH'S SEVENTH RULER (22:10-23:21)<text:s text:c="1"/></text:span><text:span text:style-name="a643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The elimination of rivals (22:10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escape of Joash (22:11-12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execution of Athaliah (23:1-21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execution of Athaliah (23:1-21):<text:s text:c="1"/></text:span><text:span text:style-name="a661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persons (23:1):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plan (23:2-10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proclamation (23:11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purging (23:12-15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pact (23:16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purification (23:17-21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ATHALIAH, JUDAH'S SEVENTH RULER (22:10-23:21)<text:s text:c="1"/></text:span><text:span text:style-name="a688" text:class-names=""/></text:p>
          </draw:text-box>
          <svg:title/>
          <svg:desc/>
        </draw:frame>
        <draw:frame draw:id="id118" presentation:style-name="a703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The elimination of rivals (22:10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escape of Joash (22:11-12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execution of Athaliah (23:1-21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9" draw:style-name="a704" draw:master-page-name="Master1-Layout12-tx-Title-and-Text" presentation:presentation-page-layout-name="Master1-PPL12" draw:id="Slide-274">
        <draw:frame draw:id="id119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2 CHRONICLES 21-23<text:s text:c="1"/></text:span><text:span text:style-name="a706" text:class-names=""/></text:p>
          </draw:text-box>
          <svg:title/>
          <svg:desc/>
        </draw:frame>
        <draw:frame draw:id="id120" presentation:style-name="a721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JEHORAM, JUDAH'S FIFTH RULER (21:1-20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AHAZIAH, JUDAH'S SIXTH RULER (22:1-9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ATHALIAH, JUDAH'S SEVENTH RULER (22:10-23:21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21-23 </dc:title>
    <meta:initial-creator>David STRICKLAND</meta:initial-creator>
    <dc:creator>David STRICKLAND</dc:creator>
    <meta:creation-date>2020-02-23T23:09:19Z</meta:creation-date>
    <dc:date>2020-02-23T23:09:20Z</dc:date>
    <meta:template xlink:href="BibleStudy" xlink:type="simple"/>
    <meta:editing-cycles>1</meta:editing-cycles>
    <meta:editing-duration>PT0S</meta:editing-duration>
    <meta:document-statistic meta:paragraph-count="62" meta:word-count="484"/>
  </office:meta>
</office:document-meta>
</file>